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Asana Math" svg:font-family="'Asana Math'" style:font-pitch="variable"/>
    <style:font-face style:name="Latin Modern Roman Demi" svg:font-family="'Latin Modern Roman Dem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sana Math" fo:font-size="20pt" fo:font-weight="bold" officeooo:rsid="00060d37" officeooo:paragraph-rsid="00060d37" style:font-size-asian="20pt" style:font-weight-asian="bold" style:font-size-complex="20pt" style:font-weight-complex="bold"/>
    </style:style>
    <style:style style:name="P2" style:family="paragraph" style:parent-style-name="Preformatted_20_Text">
      <style:paragraph-properties fo:text-align="end" style:justify-single-word="false"/>
      <style:text-properties style:font-name="Asana Math" fo:font-size="12pt" fo:font-weight="normal" officeooo:rsid="00060d37" officeooo:paragraph-rsid="00060d37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Asana Math" fo:font-size="12pt" fo:font-weight="normal" officeooo:rsid="00060d37" officeooo:paragraph-rsid="00060d37" style:font-size-asian="10.5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Asana Math" fo:font-size="12pt" fo:font-weight="normal" officeooo:rsid="000f4c8b" officeooo:paragraph-rsid="000f4c8b" style:font-size-asian="10.5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Asana Math" fo:font-size="12pt" fo:font-weight="normal" officeooo:rsid="000b1a22" officeooo:paragraph-rsid="000b1a22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text-align="end" style:justify-single-word="false"/>
      <style:text-properties style:font-name="Asana Math" fo:font-size="12pt" fo:font-style="italic" fo:font-weight="normal" officeooo:rsid="00060d37" officeooo:paragraph-rsid="00060d37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Preformatted_20_Text">
      <style:paragraph-properties fo:text-align="end" style:justify-single-word="false"/>
      <style:text-properties style:font-name="Asana Math" fo:font-size="12pt" fo:font-weight="bold" officeooo:rsid="00060d37" officeooo:paragraph-rsid="00060d37" style:font-size-asian="10.5pt" style:font-weight-asian="bold" style:font-size-complex="12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style:font-name="Asana Math" fo:font-size="10pt" fo:font-weight="normal" officeooo:rsid="000b1a22" officeooo:paragraph-rsid="000b1a22" style:font-size-asian="8.75pt" style:font-weight-asian="normal" style:font-size-complex="10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Asana Math" fo:font-size="14pt" fo:font-weight="bold" officeooo:rsid="000b1a22" officeooo:paragraph-rsid="000b1a22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style:font-name="Asana Math" fo:font-size="14pt" fo:font-weight="bold" officeooo:rsid="000a1751" officeooo:paragraph-rsid="000a1751" style:font-size-asian="14pt" style:font-weight-asian="bold" style:font-size-complex="14pt" style:font-weight-complex="bold"/>
    </style:style>
    <style:style style:name="T1" style:family="text">
      <style:text-properties officeooo:rsid="0009559d"/>
    </style:style>
    <style:style style:name="T2" style:family="text">
      <style:text-properties officeooo:rsid="000ce1e5"/>
    </style:style>
    <style:style style:name="T3" style:family="text">
      <style:text-properties officeooo:rsid="001102b9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102b9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1102b9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<text:span text:style-name="T1">g</text:span>uide for ANKFLAG version 1.0</text:p>
      <text:p text:style-name="P2"/>
      <text:p text:style-name="P6">Apurba Bera</text:p>
      <text:p text:style-name="P6">NCRA-TIFR</text:p>
      <text:p text:style-name="P2">October 31, 2018</text:p>
      <text:p text:style-name="P2"/>
      <text:p text:style-name="P4"><text:span text:style-name="T6">IMPORTANT<text:tab/>-<text:tab/>This user guide is written for test</text:span><text:span text:style-name="T7">ing</text:span><text:span text:style-name="T6"> ANKFLAG. </text:span><text:span text:style-name="T7">It may be neither complete nor easy to understand.</text:span><text:span text:style-name="T6"> <text:s/></text:span><text:s/></text:p>
      <text:p text:style-name="P5"/>
      <text:p text:style-name="P9">0.<text:tab/>Introduction</text:p>
      <text:p text:style-name="P8"/>
      <text:p text:style-name="P8"><text:tab/><text:span text:style-name="T2">ANKFLAG is a software package for flagging single source, multi-channel, calibrated UV dataset with only one spectral window. If you intend to use/test it please remember the following points. </text:span></text:p>
      <text:p text:style-name="P8"/>
      <text:p text:style-name="P8"/>
      <text:p text:style-name="P10">1.<text:tab/>Installation and required packages</text:p>
      <text:p text:style-name="P10"/>
      <text:p text:style-name="P10"/>
      <text:p text:style-name="P10">2.<text:tab/>Running ANKFLAG</text:p>
      <text:p text:style-name="P10"/>
      <text:p text:style-name="P10"/>
      <text:p text:style-name="P10">3.<text:tab/>Fine tuning flagging parameters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Asana Math" svg:font-family="'Asana Math'" style:font-pitch="variable"/>
    <style:font-face style:name="Latin Modern Roman Demi" svg:font-family="'Latin Modern Roman Dem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31T16:51:48.767230592</dc:date>
    <meta:editing-duration>PT1H17M57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75" meta:character-count="481" meta:non-whitespace-character-count="411"/>
  </office:meta>
</office:document-meta>
</file>